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7000000EDE8832C55537FFDC6.png" manifest:media-type="image/png"/>
  <manifest:file-entry manifest:full-path="Pictures/1000000000000513000003151BC0C3B9A4BAFF51.jpg" manifest:media-type="image/jpeg"/>
  <manifest:file-entry manifest:full-path="Pictures/10000000000004000000030054C343FA85C10590.jpg" manifest:media-type="image/jpeg"/>
  <manifest:file-entry manifest:full-path="Pictures/100002010000010900000111B24EA015B71D14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6.002cm" svg:height="9.719cm" svg:x="11.998cm" svg:y="0.508cm">
          <draw:image xlink:href="Pictures/1000000000000513000003151BC0C3B9A4BAFF51.jpg" xlink:type="simple" xlink:show="embed" xlink:actuate="onLoad" loext:mime-type="image/jpeg">
            <text:p/>
          </draw:image>
        </draw:frame>
        <draw:frame draw:style-name="gr2" draw:text-style-name="P2" draw:layer="layout" svg:width="12.958cm" svg:height="9.719cm" svg:x="0cm" svg:y="0.508cm">
          <draw:image xlink:href="Pictures/10000000000004000000030054C343FA85C10590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9.652cm" svg:height="9.943cm" svg:x="2.54cm" svg:y="0.725cm">
          <draw:image xlink:href="Pictures/100002010000010900000111B24EA015B71D144C.png" xlink:type="simple" xlink:show="embed" xlink:actuate="onLoad" loext:mime-type="image/png">
            <text:p/>
          </draw:image>
        </draw:frame>
        <draw:frame draw:style-name="gr2" draw:text-style-name="P2" draw:layer="layout" svg:width="10.922cm" svg:height="9.842cm" svg:x="14.224cm" svg:y="0.826cm">
          <draw:image xlink:href="Pictures/1000020100000107000000EDE8832C55537FFDC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10T18:54:07.814000000</dc:date>
    <meta:editing-duration>PT2M58S</meta:editing-duration>
    <meta:editing-cycles>2</meta:editing-cycles>
    <meta:document-statistic meta:object-count="35"/>
  </office:meta>
</office:document-meta>
</file>